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T1" style:family="text">
      <style:text-properties officeooo:rsid="0013008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EJO.J</text:h>
      <text:p text:style-name="Text_20_body">CONTACT INFORMATION</text:p>
      <text:p text:style-name="Text_20_body"><text:s text:c="4"/>• Email: jejo205713@gmail.com</text:p>
      <text:p text:style-name="Text_20_body"><text:s text:c="4"/>• LinkedIn: linkedin.com/in/jejoj</text:p>
      <text:p text:style-name="Text_20_body"><text:s text:c="4"/>• GitHub: github.com/jejo205713/</text:p>
      <text:p text:style-name="Text_20_body"><text:s text:c="4"/>• Phone: (8248401201)</text:p>
      <text:p text:style-name="Text_20_body"><text:s text:c="4"/>• Address: Dno.58, Nethajinagar, Nanjundapuram Road, Coimbatore-36</text:p>
      <text:p text:style-name="Text_20_body"/>
      <text:p text:style-name="Text_20_body">CAREER OBJECTIVE</text:p>
      <text:p text:style-name="Text_20_body">A dedicated and accomplished 18-year-old pursuing a Bachelor of Engineering (BE) in Computer Science and Engineering (CSE) with a specialization in Cybersecurity at Sri Krishna College of Technology, poised to contribute expertise in Linux system administration, penetration testing, and networking. Actively seeking opportunities to apply these skills in a professional setting.</text:p>
      <text:p text:style-name="Text_20_body"/>
      <text:p text:style-name="Text_20_body">EDUCATION</text:p>
      <text:p text:style-name="Text_20_body">Bachelor of Engineering (BE) in Computer Science and Engineering (CSE) - Cybersecurity Specialization</text:p>
      <text:p text:style-name="Text_20_body">Sri Krishna College of Technology, Coimbatore, Tamil Nadu</text:p>
      <text:p text:style-name="Text_20_body">Expected Graduation: April 2027</text:p>
      <text:p text:style-name="Text_20_body"/>
      <text:p text:style-name="Text_20_body">High School Diploma</text:p>
      <text:p text:style-name="Text_20_body">Carmel Garden Matriculation Higher Secondary School, Coimbatore, Tamil Nadu</text:p>
      <text:p text:style-name="Text_20_body">Graduation Year: 2023</text:p>
      <text:p text:style-name="Text_20_body"/>
      <text:p text:style-name="Text_20_body">PROFESSIONAL EXPERIENCE</text:p>
      <text:p text:style-name="Text_20_body">COMPUTER KADAI - BUSINESS OWNER</text:p>
      <text:p text:style-name="Text_20_body">Computer Kadai, Coimbatore, Tamil Nadu</text:p>
      <text:p text:style-name="Text_20_body">(Current Year - Present)</text:p>
      <text:p text:style-name="Text_20_body"><text:s text:c="4"/>• Successfully operating "Computer Kadai," a computer shop business focused on installing operating systems and recovering deleted data for clients.</text:p>
      <text:p text:style-name="Text_20_body"><text:s text:c="4"/>• Demonstrating proficiency and skills in system administration to meet client requirements.</text:p>
      <text:p text:style-name="Text_20_body"><text:s text:c="4"/>• Providing excellent customer service and ensuring client satisfaction with the delivered solutions.</text:p>
      <text:p text:style-name="Text_20_body"><text:soft-page-break/></text:p>
      <text:p text:style-name="Text_20_body">PENETRATION TESTER INTERN</text:p>
      <text:p text:style-name="Text_20_body">Jagex Limited, Cambridge, England</text:p>
      <text:p text:style-name="Text_20_body">(June 2023 - July 2023)</text:p>
      <text:p text:style-name="Text_20_body"><text:s text:c="4"/>• Executed meticulous penetration tests to identify and address vulnerabilities in gaming systems.</text:p>
      <text:p text:style-name="Text_20_body"><text:s text:c="4"/>• Collaborated seamlessly with development teams to enhance the overall security posture of gaming platforms.</text:p>
      <text:p text:style-name="Text_20_body"><text:s text:c="4"/>• Delivered articulate presentations of findings and recommendations to the management team.</text:p>
      <text:p text:style-name="Text_20_body"/>
      <text:p text:style-name="Text_20_body">PROJECT EXPERIENCE</text:p>
      <text:p text:style-name="Text_20_body">GITHUB PROJECTS AND OPEN SOURCE CONTRIBUTIONS</text:p>
      <text:p text:style-name="Text_20_body"><text:s text:c="4"/>• Developed and contributed to multiple projects on GitHub (github.com/jejo205713/), showcasing proficiency in C++, Python, Bash scripting, HTML, CSS, C, and SQL.</text:p>
      <text:p text:style-name="Text_20_body"><text:s text:c="4"/>• Actively participated in open-source projects, demonstrating collaboration and teamwork within the developer community.</text:p>
      <text:p text:style-name="Text_20_body"/>
      <text:p text:style-name="Text_20_body">CYBERSECURITY TOOLS</text:p>
      <text:p text:style-name="Text_20_body"><text:s text:c="4"/>• Proficient in using Burp Suite, Metasploit, Wireshark, Nessus Scanning Tool, and various other cybersecurity tools for penetration testing and vulnerability assessment.</text:p>
      <text:p text:style-name="Text_20_body"/>
      <text:p text:style-name="Text_20_body">CERTIFICATIONS</text:p>
      <text:p text:style-name="Text_20_body"><text:s text:c="4"/>• Junior Certified Ethical Hacker (JCEH)</text:p>
      <text:p text:style-name="Text_20_body"/>
      <text:p text:style-name="Text_20_body">AI-ML BOT PROJECT (PYTHON)</text:p>
      <text:p text:style-name="Text_20_body"><text:s text:c="4"/>• Designed and implemented a functional AI-ML bot using Python, showcasing skills in artificial intelligence and machine learning.</text:p>
      <text:p text:style-name="Text_20_body"><text:s text:c="4"/>• [Specify any unique features or achievements of the bot.]</text:p>
      <text:p text:style-name="Text_20_body"/>
      <text:p text:style-name="Text_20_body">LEADERSHIP EXPERIENCE</text:p>
      <text:p text:style-name="Text_20_body">COLLEGE PRESIDENT</text:p>
      <text:p text:style-name="Text_20_body">Sri Krishna College of Technology, Coimbatore, Tamil Nadu</text:p>
      <text:p text:style-name="Text_20_body">(Current Year - Present)</text:p>
      <text:p text:style-name="Text_20_body"><text:s text:c="4"/>• Steering initiatives to elevate student engagement and campus life.</text:p>
      <text:p text:style-name="Text_20_body"><text:soft-page-break/><text:s text:c="4"/>• Representing the student body adeptly in meetings with faculty and administration.</text:p>
      <text:p text:style-name="Text_20_body"><text:s text:c="4"/>• Orchestrating and overseeing diverse events to foster a sense of community among students.</text:p>
      <text:p text:style-name="Text_20_body"/>
      <text:p text:style-name="Text_20_body">SCHOOL PUPIL LEADER</text:p>
      <text:p text:style-name="Text_20_body">Carmel Garden Matriculation Higher Secondary School, Coimbatore, Tamil Nadu</text:p>
      <text:p text:style-name="Text_20_body">(Year - Year)</text:p>
      <text:p text:style-name="Text_20_body"><text:s text:c="4"/>• Elected to represent the student body, facilitating communication between students and the school administration.</text:p>
      <text:p text:style-name="Text_20_body"><text:s text:c="4"/>• Organized and participated actively in school events, demonstrating leadership and organizational skills.</text:p>
      <text:p text:style-name="Text_20_body"/>
      <text:p text:style-name="Text_20_body">ADDITIONAL SKILLS</text:p>
      <text:p text:style-name="Text_20_body"><text:s text:c="4"/>• Exceptional communication and interpersonal skills.</text:p>
      <text:p text:style-name="Text_20_body"><text:s text:c="4"/>• Strong problem-solving abilities.</text:p>
      <text:p text:style-name="Text_20_body"><text:s text:c="4"/>• Rapid learner with a passion for staying abreast of the latest developments in cybersecurity.</text:p>
      <text:p text:style-name="Text_20_body"/>
      <text:p text:style-name="Text_20_body">REFERENCES</text:p>
      <text:p text:style-name="Text_20_body">Available upon requ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5:35:36.284713045</meta:creation-date>
    <dc:date>2024-01-04T21:51:32.985510252</dc:date>
    <meta:editing-duration>PT52M3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3" meta:paragraph-count="58" meta:word-count="462" meta:character-count="3581" meta:non-whitespace-character-count="3077"/>
  </office:meta>
</office:document-meta>
</file>